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1" svg:font-family="'Liberation Sans'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52mm"/>
    </style:style>
    <style:style style:name="co2" style:family="table-column">
      <style:table-column-properties fo:break-before="auto" style:column-width="101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font-name="Liberation Sans1" fo:font-size="12pt" style:text-underline-style="none" fo:font-weight="normal" style:font-name-asian="Noto Sans CJK SC Regular" style:font-size-asian="12pt" style:language-asian="hi" style:country-asian="IN" style:font-weight-asian="normal" style:font-name-complex="FreeSans1" style:font-size-complex="12pt" style:language-complex="en" style:country-complex="US" style:font-weight-complex="normal"/>
    </style:style>
    <style:style style:name="ce5" style:family="table-cell" style:parent-style-name="Default">
      <style:text-properties fo:color="#000000" style:font-name="Liberation Sans1" fo:font-size="12pt" fo:language="en" fo:country="IN" style:text-underline-style="none" fo:font-weight="normal" style:font-name-asian="FreeSans" style:font-size-asian="12pt" style:language-asian="hi" style:country-asian="IN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a00ff" style:font-name="Monospace" fo:font-size="10pt" style:letter-kerning="true" fo:country="IN" style:country-asian="IN" style:font-name-asian="FreeSans" style:font-name-complex="Monospace" style:font-size-asian="10pt" style:font-size-complex="10pt"/>
    </style:style>
    <style:style style:name="T2" style:family="text">
      <style:text-properties fo:color="#2a00ff" style:font-name="Monospace" fo:font-size="10pt" style:letter-kerning="true" fo:country="IN" style:country-asian="IN" style:font-name-asian="FreeSans" style:font-name-complex="Monospace" style:font-size-asian="12pt"/>
    </style:style>
    <style:style style:name="T3" style:family="text">
      <style:text-properties style:letter-kerning="true" fo:country="IN" style:country-asian="IN" style:font-name-asian="FreeSans" style:font-size-asian="12pt" fo:color="#000000" fo:font-size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7.51mm" svg:height="97.98mm" svg:x="0mm" svg:y="74.34mm">
            <loext:p draw:notify-on-update-of-ranges="Sheet1.B1:Sheet1.B14 Sheet1.C1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<text:s/>NO. Of People aged between 18 to 25 doing "Education": " 10th grade" are : <text:s/>10</text:p>
          </table:table-cell>
          <table:table-cell table:style-name="ce3" office:value-type="string" calcext:value-type="string">
            <text:p>10th gra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11th grade" are : <text:s/>20</text:p>
          </table:table-cell>
          <table:table-cell table:style-name="ce3" office:value-type="string" calcext:value-type="string">
            <text:p>11th gra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12th grade no diploma" are : <text:s/>7</text:p>
          </table:table-cell>
          <table:table-cell office:value-type="string" calcext:value-type="string">
            <text:p>12th grade no diplo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1st 2nd 3rd or 4th grade" are : <text:s/>1</text:p>
          </table:table-cell>
          <table:table-cell office:value-type="string" calcext:value-type="string">
            <text:p>1st 2nd 3rd or 4th gr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5th or 6th grade" are : <text:s/>2</text:p>
          </table:table-cell>
          <table:table-cell table:style-name="ce3" office:value-type="string" calcext:value-type="string">
            <text:p>5th or 6th gra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7th and 8th grade" are : <text:s/>3</text:p>
          </table:table-cell>
          <table:table-cell office:value-type="string" calcext:value-type="string">
            <text:p>7th and 8th gra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9th grade" are : <text:s/>2</text:p>
          </table:table-cell>
          <table:table-cell office:value-type="string" calcext:value-type="string">
            <text:p>9th gra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Associates degree-academic program" are : <text:s/>6</text:p>
          </table:table-cell>
          <table:table-cell table:style-name="ce3" office:value-type="string" calcext:value-type="string">
            <text:p>Associates degree-academic progra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Associates degree-occup /vocational" are : <text:s/>8</text:p>
          </table:table-cell>
          <table:table-cell office:value-type="string" calcext:value-type="string">
            <text:p>Associates degree-occup /voca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Bachelors degree(BA AB BS)" are : <text:s/>25</text:p>
          </table:table-cell>
          <table:table-cell office:value-type="string" calcext:value-type="string">
            <text:p>Doctorate degree(PhD EdD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Doctorate degree(PhD EdD)" are : <text:s/>1</text:p>
          </table:table-cell>
          <table:table-cell office:value-type="string" calcext:value-type="string">
            <text:p>High school gradu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High school graduate" are : <text:s/>62</text:p>
          </table:table-cell>
          <table:table-cell office:value-type="string" calcext:value-type="string">
            <text:p>High school gradua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 text:c="3"/>NO. Of People aged between 18 to 25 doing "Education": " Masters degree(MA MS MEng MEd MSW MBA)" are : <text:s/>4</text:p>
          </table:table-cell>
          <table:table-cell office:value-type="string" calcext:value-type="string">
            <text:p>Masters degree(MA MS MEng MEd MSW MBA)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<text:span text:style-name="T1"> </text:span><text:span text:style-name="T2"> </text:span><text:span text:style-name="T3">NO. Of People aged between 18 to 25 doing "Education": " Some college but no degree" are :  73</text:span></text:p>
          </table:table-cell>
          <table:table-cell table:style-name="ce5" office:value-type="string" calcext:value-type="string">
            <text:p><text:span text:style-name="T3">Some college but no degree</text:span>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1" svg:font-family="'Liberation Sans'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56:07.244260893</meta:creation-date>
    <dc:date>2017-02-23T18:18:16.925201310</dc:date>
    <meta:editing-duration>PT56S</meta:editing-duration>
    <meta:editing-cycles>1</meta:editing-cycles>
    <meta:document-statistic meta:table-count="1" meta:cell-count="42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752cm" svg:height="9.799cm" xlink:href=".." xlink:type="simple" chart:class="chart:circle" chart:style-name="ch1">
        <chart:legend chart:legend-position="end" svg:x="18.615cm" svg:y="1.363cm" style:legend-expansion="high" chart:style-name="ch2"/>
        <chart:plot-area chart:style-name="ch3" table:cell-range-address="Sheet1.B1:Sheet1.C14" chart:data-source-has-labels="column" svg:x="0.535cm" svg:y="0.195cm" svg:width="17.545cm" svg:height="9.40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67cm" svg:y="0.195cm" svg:width="15.681cm" svg:height="9.40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1:Sheet1.B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:Sheet1.C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0th grade</text:p>
                <draw:g>
                  <svg:desc>Sheet1.B1:Sheet1.B14</svg:desc>
                </draw:g>
              </table:table-cell>
              <table:table-cell office:value-type="float" office:value="10">
                <text:p>10</text:p>
                <draw:g>
                  <svg:desc>Sheet1.C1:Sheet1.C14</svg:desc>
                </draw:g>
              </table:table-cell>
            </table:table-row>
            <table:table-row>
              <table:table-cell office:value-type="string">
                <text:p>11th grad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th grade no diplom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st 2nd 3rd or 4th gra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th or 6th gra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th and 8th grad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th gra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sociates degree-academic program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ssociates degree-occup /vocationa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ctorate degree(PhD EdD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gh school gradu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gh school graduat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asters degree(MA MS MEng MEd MSW MBA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ome college but no degree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